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D0000039BD6C4180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183cm" fo:min-width="8.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9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cm, 0cm, 2.366cm, 0cm)" draw:image-opacity="100%" style:mirror="none" loext:decorative="false"/>
    </style:style>
    <style:style style:name="gr5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7.3cm" fo:min-width="2.85cm" draw:shadow-opacity="100%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1.6cm" fo:min-width="1.98cm" draw:shadow-opacity="100%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b2b2b2" draw:opacity="100%" draw:textarea-horizontal-align="justify" draw:textarea-vertical-align="middle" draw:auto-grow-height="false" fo:min-height="1.3cm" fo:min-width="4.45cm" draw:shadow-opacity="100%" style:writing-mode="lr-tb" loext:decorative="false"/>
      <style:paragraph-properties style:writing-mode="lr-tb"/>
    </style:style>
    <style:style style:name="gr8" style:family="graphic" style:parent-style-name="Arrow_20_Line" style:list-style-name="L1">
      <style:graphic-properties draw:textarea-vertical-align="middle" draw:line-distance="5.472cm" draw:placing="above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b2b2b2" draw:opacity="100%" draw:textarea-horizontal-align="justify" draw:textarea-vertical-align="middle" draw:auto-grow-height="false" fo:min-height="12.95cm" fo:min-width="1.3cm" draw:shadow-opacity="100%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11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5cm" fo:padding-bottom="0.15cm" fo:padding-left="0.15cm" fo:padding-right="0.15cm" loext:decorative="false"/>
    </style:style>
    <style:style style:name="gr12" style:family="graphic" style:parent-style-name="objectwithoutfill">
      <style:graphic-properties svg:stroke-width="0.05cm" svg:stroke-color="#ffbf00" draw:marker-start-width="0.275cm" draw:marker-end-width="0.275cm" draw:fill="none" draw:textarea-vertical-align="middle" fo:padding-top="0.125cm" fo:padding-bottom="0.125cm" fo:padding-left="0.125cm" fo:padding-right="0.125cm" loext:decorative="false"/>
    </style:style>
    <style:style style:name="P1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10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 draw:opacity="100%"/>
      <style:paragraph-properties fo:text-align="center" style:writing-mode="lr-tb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ffffff" draw:opacity="100%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solid" draw:fill-color="#b2b2b2" draw:opacity="100%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2.15cm" svg:height="1.383cm" draw:transform="rotate (1.5707963267949) translate (18.05cm 27.55cm)">
          <draw:text-box>
            <text:p text:style-name="P1"><text:span text:style-name="T1">Massstab</text:span><text:span text:style-name="T1"><text:tab/></text:span><text:span text:style-name="T1">1:10</text:span></text:p>
            <text:p text:style-name="P1"><text:span text:style-name="T1">File</text:span><text:span text:style-name="T1"><text:tab/></text:span><text:span text:style-name="T1"><text:file-name text:display="name">20240207a_bochs_wand_entwurf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frame draw:style-name="gr2" draw:text-style-name="P3" draw:layer="layout" svg:width="10cm" svg:height="1.1cm" draw:transform="rotate (1.5707963267949) translate (18.35cm 12.35cm)">
          <draw:text-box>
            <text:p>Steuerung Wand Bochslenwis </text:p>
          </draw:text-box>
        </draw:frame>
        <draw:custom-shape draw:style-name="gr3" draw:text-style-name="P4" draw:layer="layout" svg:width="0.1cm" svg:height="0.001cm" svg:x="4cm" svg:y="19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5" draw:layer="layout" svg:width="9.831cm" svg:height="23.599cm" svg:x="5.669cm" svg:y="1cm">
          <draw:image xlink:href="Pictures/100000000000014D0000039BD6C41801.png" xlink:type="simple" xlink:show="embed" xlink:actuate="onLoad" draw:mime-type="image/png">
            <text:p/>
          </draw:image>
        </draw:frame>
        <draw:custom-shape draw:style-name="gr3" draw:text-style-name="P4" draw:layer="layout" svg:width="0.1cm" svg:height="0.001cm" svg:x="6.071cm" svg:y="20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6" draw:layer="layout" svg:width="3.05cm" svg:height="7.5cm" svg:x="8.571cm" svg:y="8.05cm">
          <text:p text:style-name="P4">Hager</text:p>
          <text:p text:style-name="P4"/>
          <text:p text:style-name="P4">VA60CN</text:p>
          <text:p text:style-name="P4"/>
          <text:p text:style-name="P4"><text:span text:style-name="T2">305x765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18cm" svg:height="1.8cm" svg:x="8.541cm" svg:y="6.2cm">
          <text:p text:style-name="P7"><text:span text:style-name="T3">Hager</text:span></text:p>
          <text:p text:style-name="P7"><text:span text:style-name="T3">GD110N</text:span></text:p>
          <text:p text:style-name="P7"><text:span text:style-name="T3">218x180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65cm" svg:height="1.5cm" svg:x="6.971cm" svg:y="15.798cm">
          <text:p/>
          <draw:enhanced-geometry svg:viewBox="0 0 21600 21600" draw:type="rectangle" draw:enhanced-path="M 0 0 L 21600 0 21600 21600 0 21600 0 0 Z N"/>
        </draw:custom-shape>
        <draw:measure draw:style-name="gr8" draw:text-style-name="P11" draw:layer="layout" svg:x1="9.022cm" svg:y1="28.252cm" svg:x2="9.021cm" svg:y2="15.552cm">
          <text:p text:style-name="P10"><text:span text:style-name="T4"><text:measure text:kind="gap"/></text:span><text:span text:style-name="T4"><text:measure text:kind="value">1'270</text:measure></text:span><text:span text:style-name="T4"><text:s/></text:span><text:span text:style-name="T4"><text:measure text:kind="gap"/></text:span></text:p>
        </draw:measure>
        <draw:custom-shape draw:style-name="gr7" draw:text-style-name="P9" draw:layer="layout" svg:width="4.65cm" svg:height="1.5cm" svg:x="6.971cm" svg:y="15.623cm">
          <text:p text:style-name="P7"><text:span text:style-name="T3">neu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5cm" svg:height="13.15cm" svg:x="7cm" svg:y="4.2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.7cm" svg:height="0.912cm" svg:x="9.25cm" svg:y="27.638cm">
          <draw:text-box>
            <text:p>Boden</text:p>
          </draw:text-box>
        </draw:frame>
        <draw:line draw:style-name="gr11" draw:text-style-name="P5" draw:layer="layout" svg:x1="11.15cm" svg:y1="4.7cm" svg:x2="13.9cm" svg:y2="8.8cm">
          <text:p/>
        </draw:line>
        <draw:line draw:style-name="gr11" draw:text-style-name="P5" draw:layer="layout" svg:x1="12.3cm" svg:y1="9.95cm" svg:x2="14.55cm" svg:y2="5.05cm">
          <text:p/>
        </draw:line>
        <draw:line draw:style-name="gr11" draw:text-style-name="P5" draw:layer="layout" svg:x1="11.6cm" svg:y1="20.5cm" svg:x2="13.85cm" svg:y2="15.6cm">
          <text:p/>
        </draw:line>
        <draw:line draw:style-name="gr11" draw:text-style-name="P5" draw:layer="layout" svg:x1="11.15cm" svg:y1="4.7cm" svg:x2="13.9cm" svg:y2="8.8cm">
          <text:p/>
        </draw:line>
        <draw:line draw:style-name="gr11" draw:text-style-name="P5" draw:layer="layout" svg:x1="12.4cm" svg:y1="15.95cm" svg:x2="15.15cm" svg:y2="20.05cm">
          <text:p/>
        </draw:line>
        <draw:line draw:style-name="gr11" draw:text-style-name="P5" draw:layer="layout" svg:x1="11.8cm" svg:y1="11.1cm" svg:x2="13.6cm" svg:y2="13.9cm">
          <text:p/>
        </draw:line>
        <draw:path draw:style-name="gr11" draw:text-style-name="P5" draw:layer="layout" svg:width="7.445cm" svg:height="4.686cm" svg:x="6.917cm" svg:y="18.748cm" svg:viewBox="0 0 7446 4687" svg:d="M0 0c344 55 1164-157 982 416-140 440-834 670-793 1134 39 449 1058 267 907 869-98 389-489 639-492 1134-3 518 408 721 832 756 607 50 688-491 1134-718 492-251 940-70 1134 264 214 368 295 731 756 794 594 82 730-472 718-794-19-500 669-786 756-113 61 469 599 737 1020 945l265-378 151-416 76-189">
          <text:p/>
        </draw:path>
        <draw:line draw:style-name="gr11" draw:text-style-name="P5" draw:layer="layout" svg:x1="11.15cm" svg:y1="4.7cm" svg:x2="14.35cm" svg:y2="9.85cm">
          <text:p/>
        </draw:line>
        <draw:line draw:style-name="gr11" draw:text-style-name="P5" draw:layer="layout" svg:x1="12.15cm" svg:y1="13.6cm" svg:x2="13.9cm" svg:y2="11.95cm">
          <text:p/>
        </draw:line>
        <draw:path draw:style-name="gr12" draw:text-style-name="P5" draw:layer="layout" svg:width="13.723cm" svg:height="7.728cm" draw:transform="skewX (7.02461944265147E-017) rotate (-0.928340629135784) translate (7.04210783774726cm 2.47742256205125cm)" svg:viewBox="0 0 13724 7729" svg:d="M0 3c473-167 11252 7637 11671 7722 521 105 2284-2181 2027-2542l-1094-909">
          <text:p/>
        </draw:path>
        <draw:path draw:style-name="gr12" draw:text-style-name="P5" draw:layer="layout" svg:width="5.943cm" svg:height="2.16cm" draw:transform="skewX (0.0450294947014537) rotate (-1.6634733100758) translate (9.9750117853837cm 4.00198624012938cm)" svg:viewBox="0 0 5944 2161" svg:d="M0 2161c447-143 5956-553 5916-1125-22-314 165-735-211-1036">
          <text:p/>
        </draw:path>
        <draw:path draw:style-name="gr12" draw:text-style-name="P5" draw:layer="layout" svg:width="4.258cm" svg:height="1.691cm" draw:transform="skewX (0.0450294947014537) rotate (-1.6634733100758) translate (9.778042039447cm 3.7325490692461cm)" svg:viewBox="0 0 4259 1692" svg:d="M0 1692c447-143 4170-65 4130-637-21-315 331-754-45-105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cm" fo:padding-bottom="0.1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7-29T19:06:11.003000000</dc:date>
    <meta:editing-duration>PT2H29M59S</meta:editing-duration>
    <meta:editing-cycles>17</meta:editing-cycles>
    <meta:generator>LibreOffice/24.2.5.2$Windows_X86_64 LibreOffice_project/bffef4ea93e59bebbeaf7f431bb02b1a39ee8a59</meta:generator>
    <meta:print-date>2024-07-29T19:06:08.832000000</meta:print-date>
    <meta:document-statistic meta:object-count="24"/>
  </office:meta>
</office:document-meta>
</file>